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044e9" officeooo:paragraph-rsid="002044e9"/>
    </style:style>
    <style:style style:name="P4" style:family="paragraph" style:parent-style-name="Heading_20_2">
      <style:text-properties officeooo:rsid="000aca01" officeooo:paragraph-rsid="001c49ac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6" style:family="paragraph" style:parent-style-name="Heading_20_3">
      <style:paragraph-properties fo:break-before="page"/>
      <style:text-properties officeooo:rsid="0020ef9d" officeooo:paragraph-rsid="0020ef9d"/>
    </style:style>
    <style:style style:name="P7" style:family="paragraph" style:parent-style-name="Text_20_body">
      <style:text-properties officeooo:rsid="0020ef9d" officeooo:paragraph-rsid="0020ef9d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f1efa"/>
    </style:style>
    <style:style style:name="T4" style:family="text">
      <style:text-properties officeooo:rsid="001fd429"/>
    </style:style>
    <style:style style:name="T5" style:family="text">
      <style:text-properties officeooo:rsid="002044e9"/>
    </style:style>
    <style:style style:name="T6" style:family="text">
      <style:text-properties officeooo:rsid="0020ef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6">If I Had a Hammer</text:span> (<text:span text:style-name="T6">Pete Seeger</text:span>)</text:h>
      <text:h text:style-name="P4" text:outline-level="2">Time Signature: <text:span text:style-name="T1">4</text:span>/4 </text:h>
      <text:p text:style-name="P2">Chords: <text:span text:style-name="T6">Bm, C, D, G</text:span></text:p>
      <text:p text:style-name="P2">Tempo: 1<text:span text:style-name="T6">4</text:span>0 - 1<text:span text:style-name="T6">6</text:span>0 BPM</text:p>
      <text:p text:style-name="P1"/>
      <text:h text:style-name="P6" text:outline-level="3">[INTRO]</text:h>
      <text:p text:style-name="P7">G Bm C D</text:p>
      <text:p text:style-name="P7">G Bm C</text:p>
      <text:h text:style-name="Heading_20_3" text:outline-level="3">[VERSE 1]</text:h>
      <text:p text:style-name="P7">D <text:s text:c="9"/>G Bm C </text:p>
      <text:p text:style-name="P7">If I had a hammer,</text:p>
      <text:p text:style-name="P7">D <text:s text:c="16"/>G Bm C</text:p>
      <text:p text:style-name="P7">I'd hammer in the morning,</text:p>
      <text:p text:style-name="P7">D <text:s text:c="16"/>G Bm C</text:p>
      <text:p text:style-name="P7">I'd hammer in the evening,</text:p>
      <text:p text:style-name="P7">D <text:s text:c="12"/>D</text:p>
      <text:p text:style-name="P7">All over this land,</text:p>
      <text:h text:style-name="Heading_20_3" text:outline-level="3">[Chorus]</text:h>
      <text:p text:style-name="P7"><text:s text:c="15"/>G</text:p>
      <text:p text:style-name="P7">I'd hammer out danger,</text:p>
      <text:p text:style-name="P7"><text:s text:c="17"/>Em</text:p>
      <text:p text:style-name="P7">I'd hammer out a warning,</text:p>
      <text:p text:style-name="P7"><text:s text:c="15"/>C <text:s text:c="5"/>G</text:p>
      <text:p text:style-name="P7">I'd hammer out love between,</text:p>
      <text:p text:style-name="P7"><text:s text:c="3"/>C <text:s text:c="14"/>G</text:p>
      <text:p text:style-name="P7">My brothers and my sisters,</text:p>
      <text:p text:style-name="P7">C G D <text:s text:c="8"/>G Bm C D</text:p>
      <text:p text:style-name="P7">All over this land.</text:p>
      <text:p text:style-name="P7">G Bm C</text:p>
      <text:h text:style-name="Heading_20_3" text:outline-level="3">[VERSE 2]</text:h>
      <text:p text:style-name="P7">D <text:s text:c="9"/>G Bm C</text:p>
      <text:p text:style-name="P7">If I had a bell,</text:p>
      <text:p text:style-name="P7">D <text:s text:c="17"/>G Bm C</text:p>
      <text:p text:style-name="P7">I'd ring it in the morning,</text:p>
      <text:p text:style-name="P7">D <text:s text:c="17"/>G Bm C</text:p>
      <text:p text:style-name="P7">I'd ring it in the evening,</text:p>
      <text:p text:style-name="P7">D <text:s text:c="12"/>D</text:p>
      <text:p text:style-name="P7">All over this land,</text:p>
      <text:h text:style-name="Heading_20_3" text:outline-level="3"><text:soft-page-break/>[BRIDGE]</text:h>
      <text:p text:style-name="P7"><text:s text:c="13"/>G</text:p>
      <text:p text:style-name="P7">I'd ring out danger,</text:p>
      <text:p text:style-name="P7"><text:s text:c="15"/>Em</text:p>
      <text:p text:style-name="P7">I'd ring out a warning,</text:p>
      <text:p text:style-name="P7"><text:s text:c="13"/>C <text:s text:c="5"/>G</text:p>
      <text:p text:style-name="P7">I'd ring out love between,</text:p>
      <text:p text:style-name="P7"><text:s text:c="3"/>C <text:s text:c="14"/>G</text:p>
      <text:p text:style-name="P7">My brothers and my sisters,</text:p>
      <text:p text:style-name="P7">C G D <text:s text:c="8"/>G Bm C D</text:p>
      <text:p text:style-name="P7">All over this land.</text:p>
      <text:p text:style-name="P7">G Bm C</text:p>
      <text:h text:style-name="Heading_20_3" text:outline-level="3">[VERSE 3]</text:h>
      <text:p text:style-name="P7">D <text:s text:c="9"/>G Bm C</text:p>
      <text:p text:style-name="P7">If I had a song</text:p>
      <text:p text:style-name="P7">D <text:s text:c="17"/>G Bm C</text:p>
      <text:p text:style-name="P7">I'd sing it in the morning,</text:p>
      <text:p text:style-name="P7">D <text:s text:c="17"/>G Bm C</text:p>
      <text:p text:style-name="P7">I'd sing it in the evening,</text:p>
      <text:p text:style-name="P7">D <text:s text:c="12"/>D</text:p>
      <text:p text:style-name="P7">All over this land,</text:p>
      <text:h text:style-name="Heading_20_3" text:outline-level="3">[<text:span text:style-name="T6">CHORUS</text:span>]</text:h>
      <text:p text:style-name="P7"><text:s text:c="13"/>G</text:p>
      <text:p text:style-name="P7">I'd sing out danger,</text:p>
      <text:p text:style-name="P7"><text:s text:c="15"/>Em</text:p>
      <text:p text:style-name="P7">I'd sing out a warning,</text:p>
      <text:p text:style-name="P7"><text:s text:c="13"/>C <text:s text:c="5"/>G</text:p>
      <text:p text:style-name="P7">I'd sing out love between,</text:p>
      <text:p text:style-name="P7"><text:s text:c="3"/>C <text:s text:c="14"/>G</text:p>
      <text:p text:style-name="P7">My brothers and my sisters,</text:p>
      <text:p text:style-name="P7">C G D <text:s text:c="8"/>G Bm C D</text:p>
      <text:p text:style-name="P7">All over this land.</text:p>
      <text:p text:style-name="P7">G Bm C</text:p>
      <text:h text:style-name="Heading_20_3" text:outline-level="3">[VERSE 4]</text:h>
      <text:p text:style-name="P7">D <text:s text:c="15"/>G Bm C </text:p>
      <text:p text:style-name="P7">Well, I've got a hammer</text:p>
      <text:p text:style-name="P7">D <text:s text:c="13"/>G Bm C</text:p>
      <text:p text:style-name="P7">and I've got a bell</text:p>
      <text:p text:style-name="P7">D <text:s text:c="13"/>G <text:s text:c="6"/>Bm C</text:p>
      <text:p text:style-name="P7">and I've got a song to sing</text:p>
      <text:p text:style-name="P7">D <text:s text:c="12"/>D</text:p>
      <text:p text:style-name="P7">all over this land</text:p>
      <text:h text:style-name="Heading_20_3" text:outline-level="3"><text:soft-page-break/>[BRIDGE]</text:h>
      <text:p text:style-name="P7"><text:s text:c="19"/>G</text:p>
      <text:p text:style-name="P7">It's the hammer of justice</text:p>
      <text:p text:style-name="P7"><text:s text:c="17"/>Em</text:p>
      <text:p text:style-name="P7">It's the bell of freedom</text:p>
      <text:p text:style-name="P7"><text:s text:c="18"/>C <text:s text:c="5"/>G</text:p>
      <text:p text:style-name="P7">It's a song about love between my</text:p>
      <text:p text:style-name="P7">C <text:s text:c="14"/>G</text:p>
      <text:p text:style-name="P7">brothers and my sisters</text:p>
      <text:p text:style-name="P7">C G D <text:s text:c="8"/>G C G</text:p>
      <text:p text:style-name="P7">all over this l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5M36S</meta:editing-duration>
    <meta:editing-cycles>17</meta:editing-cycles>
    <meta:generator>LibreOffice/5.2.5.1$MacOSX_X86_64 LibreOffice_project/0312e1a284a7d50ca85a365c316c7abbf20a4d22</meta:generator>
    <dc:title>Lyrics + Chords</dc:title>
    <dc:date>2017-04-04T08:42:39.394292000</dc:date>
    <meta:print-date>2017-04-03T12:23:29.985893000</meta:print-date>
    <meta:document-statistic meta:table-count="0" meta:image-count="0" meta:object-count="0" meta:page-count="4" meta:paragraph-count="90" meta:word-count="332" meta:character-count="1746" meta:non-whitespace-character-count="97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